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095EDA456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23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26" style:family="paragraph" style:parent-style-name="Table_20_Contents">
      <style:text-properties officeooo:paragraph-rsid="00134e27"/>
    </style:style>
    <style:style style:name="T1" style:family="text">
      <style:text-properties officeooo:rsid="001148d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style:font-name="Nirmala UI" style:font-name-complex="Nirmala UI"/>
    </style:style>
    <style:style style:name="T5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6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7" style:family="text">
      <style:text-properties style:font-name="Nirmala UI" fo:font-size="14pt" style:font-size-asian="14pt" style:font-name-complex="Nirmala UI" style:font-size-complex="14pt"/>
    </style:style>
    <style:style style:name="T8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0" style:family="text">
      <style:text-properties style:font-name="Nirmala UI" fo:font-size="11pt" style:font-size-asian="11pt" style:font-name-complex="Nirmala UI"/>
    </style:style>
    <style:style style:name="T11" style:family="text">
      <style:text-properties fo:font-size="14pt" style:font-size-asian="14pt" style:font-name-complex="Mangal" style:font-size-complex="14pt"/>
    </style:style>
    <style:style style:name="T12" style:family="text">
      <style:text-properties fo:font-size="14pt" officeooo:rsid="00134e27" style:font-size-asian="14pt" style:font-name-complex="Mangal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Nirmala UI1" style:font-name-complex="Nirmala UI2" style:font-weight-complex="bold"/>
    </style:style>
    <style:style style:name="T15" style:family="text">
      <style:text-properties style:font-name="Nirmala UI1" officeooo:rsid="00135092" style:font-name-complex="Nirmala UI2" style:font-weight-complex="bold"/>
    </style:style>
    <style:style style:name="T16" style:family="text">
      <style:text-properties style:font-name-complex="Mangal"/>
    </style:style>
    <style:style style:name="T17" style:family="text">
      <style:text-properties officeooo:rsid="0015ea6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5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5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7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1"><text:s/>गुड मॉर्निंग </text:span></text:span><text:span text:style-name="Default_20_Paragraph_20_Font"><text:span text:style-name="T13">– Good Morning</text:span></text:span></text:p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24"/>
          </table:table-cell>
          <table:table-cell table:style-name="Table1.D3" office:value-type="string">
            <text:p text:style-name="P24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5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5">नाश्ता</text:span></text:span><text:span text:style-name="Default_20_Paragraph_20_Font"><text:span text:style-name="T6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7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7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 बजे</text:span></text:span></text:p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13"/>
          </table:table-cell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1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11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24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के लिए रुकते समय</text:span></text:span></text:p>
          </table:table-cell>
          <table:table-cell table:style-name="Table1.C3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14"/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ext:soft-page-break/>
        <table:table-row table:style-name="Table1.28">
          <table:table-cell table:style-name="Table1.A11" office:value-type="string">
            <text:p text:style-name="P22"/>
          </table:table-cell>
          <table:table-cell table:style-name="Table1.B11" office:value-type="string">
            <text:p text:style-name="P23"><text:span text:style-name="T14">पुणे - </text:span><text:span text:style-name="T15">उदगीर </text:span></text:p>
          </table:table-cell>
          <table:table-cell table:style-name="Table1.C11" office:value-type="string">
            <text:p text:style-name="P22"/>
          </table:table-cell>
          <table:table-cell table:style-name="Table1.D11" office:value-type="string">
            <text:p text:style-name="P23"><text:span text:style-name="T15">उदगीर </text:span><text:span text:style-name="T14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Table_20_Contents"><text:span text:style-name="Default_20_Paragraph_20_Font"><text:span text:style-name="T7"><text:s/>बार्शी</text:span>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Table_20_Contents"><text:span text:style-name="Default_20_Paragraph_20_Font"><text:span text:style-name="T11"><text:s/>हडपसर </text:span></text:span>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येडशी</text:span></text:span>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मगरपटटा</text:span></text:span>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ढोकी</text:span></text:span>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फातिमा नगर </text:span></text:span>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ढोराला</text:span></text:span>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26"><text:span text:style-name="Default_20_Paragraph_20_Font"><text:span text:style-name="T11"><text:s/></text:span></text:span><text:span text:style-name="Default_20_Paragraph_20_Font"><text:span text:style-name="T12">पूलगेट</text:span></text:span><text:span text:style-name="Default_20_Paragraph_20_Font"><text:span text:style-name="T11"> </text:span></text:span><text:span text:style-name="T13">,</text:span><text:span text:style-name="Default_20_Paragraph_20_Font"><text:span text:style-name="T11">पुणे स्टेशन </text:span></text:span>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मुरुड</text:span></text:span>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26"><text:span text:style-name="Default_20_Paragraph_20_Font"><text:span text:style-name="T11"><text:s/></text:span></text:span><text:span text:style-name="Default_20_Paragraph_20_Font"><text:span text:style-name="T12">स्वारगेट</text:span></text:span>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तडवला</text:span></text:span>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दांडेकर पुल</text:span></text:span>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काळे बोरगाव</text:span></text:span>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डेक्कन कॉर्नर</text:span></text:span><text:span text:style-name="T13">,</text:span><text:span text:style-name="Default_20_Paragraph_20_Font"><text:span text:style-name="T11">शिवाजीनगर </text:span></text:span>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रामेगाव <text:s/></text:span></text:span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नळ स्टॉप</text:span></text:span>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मुरुड अकोला</text:span></text:span>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6"><text:span text:style-name="Default_20_Paragraph_20_Font"><text:span text:style-name="T11"><text:s/>कर्वे </text:span></text:span><text:span text:style-name="Default_20_Paragraph_20_Font"><text:span text:style-name="T12">पुतळा</text:span></text:span><text:span text:style-name="Default_20_Paragraph_20_Font"><text:span text:style-name="T11"> </text:span></text:span>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12 नंबर पाटी</text:span></text:span>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कर्वे नगर </text:span></text:span>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5 no.</text:span></text:span>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6"><text:span text:style-name="Default_20_Paragraph_20_Font"><text:span text:style-name="T11"><text:s/>वारजे </text:span></text:span><text:span text:style-name="Default_20_Paragraph_20_Font"><text:span text:style-name="T12">माळेवाडी</text:span></text:span>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1 नंबर चौक</text:span></text:span>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चांदनी चौक </text:span></text:span>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जाज शोरूम , रिलायन्स</text:span></text:span>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बावधान</text:span></text:span>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पाण्याची टाकी</text:span></text:span>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पाषाण सरकल </text:span></text:span>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Table_20_Contents"><text:span text:style-name="Default_20_Paragraph_20_Font"><text:span text:style-name="T8"><text:s/>उषा किरण</text:span></text:span>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बानेर फाटा </text:span></text:span><text:span text:style-name="T13">, </text:span><text:span text:style-name="Default_20_Paragraph_20_Font"><text:span text:style-name="T11">बालेवाड़ी </text:span></text:span>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दयानंद गेट</text:span></text:span>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औंध परिहार चौक </text:span></text:span>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शिवाजी <text:s/>चौक ,लातूर</text:span></text:span>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6"><text:span text:style-name="Default_20_Paragraph_20_Font"><text:span text:style-name="T12"><text:s/>जगताप</text:span></text:span><text:span text:style-name="Default_20_Paragraph_20_Font"><text:span text:style-name="T11"> डेरी</text:span></text:span>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अशोक हॉटेल</text:span></text:span>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6"><text:span text:style-name="Default_20_Paragraph_20_Font"><text:span text:style-name="T12"><text:s/>काळेवाडी </text:span></text:span><text:span text:style-name="Default_20_Paragraph_20_Font"><text:span text:style-name="T11"><text:s/>फाटा</text:span></text:span>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गांधी चौक</text:span></text:span>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सांगवी फाटा</text:span></text:span>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डी मार्ट </text:span></text:span><text:span text:style-name="T13">, m m </text:span><text:span text:style-name="Default_20_Paragraph_20_Font"><text:span text:style-name="T11">शाळा</text:span></text:span>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चाफेकर चौक चिंचवड़ गांव </text:span></text:span>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21"/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6"><text:span text:style-name="Default_20_Paragraph_20_Font"><text:span text:style-name="T11"><text:s/></text:span></text:span><text:span text:style-name="Default_20_Paragraph_20_Font"><text:span text:style-name="T12">आकुर्डी</text:span></text:span><text:span text:style-name="Default_20_Paragraph_20_Font"><text:span text:style-name="T11"> </text:span></text:span><text:span text:style-name="T13">, </text:span><text:span text:style-name="Default_20_Paragraph_20_Font"><text:span text:style-name="T11">खंडोबा मंदिर </text:span></text:span>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Table_20_Contents"><text:span text:style-name="Default_20_Paragraph_20_Font"><text:span text:style-name="T11"><text:s/>निगडी</text:span></text:span>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Table_20_Contents"><text:span text:style-name="Default_20_Paragraph_20_Font"><text:span text:style-name="T13"><text:s/></text:span></text:span><text:span text:style-name="Default_20_Paragraph_20_Font"><text:span text:style-name="T11">थर्मैक्स चौक </text:span></text:span></text:p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18"><text:s/>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Table_20_Contents"><text:span text:style-name="T13"><text:s/>KSB </text:span><text:span text:style-name="Default_20_Paragraph_20_Font"><text:span text:style-name="T11">चौक</text:span></text:span></text:p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Table_20_Contents"><text:span text:style-name="Default_20_Paragraph_20_Font"><text:span text:style-name="T11"><text:s/>भोसरी लास्ट स्टॉप <text:s/></text:span></text:span></text:p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Table_20_Contents"><text:span text:style-name="Default_20_Paragraph_20_Font"><text:span text:style-name="T7"/></text:span></text:p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Table_20_Contents"><text:span text:style-name="Default_20_Paragraph_20_Font"><text:span text:style-name="T7"/></text:span></text:p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Table_20_Contents"><text:span text:style-name="Default_20_Paragraph_20_Font"><text:span text:style-name="T7"/></text:span></text:p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8">100</text:span></text:span></text:p>
          </table:table-cell>
          <table:table-cell table:style-name="Table1.D24" office:value-type="string">
            <text:p text:style-name="Table_20_Contents"><text:span text:style-name="Default_20_Paragraph_20_Font"><text:span text:style-name="T7"><text:s/></text:span></text:span></text:p>
          </table:table-cell>
        </table:table-row>
      </table:table>
      <text:p text:style-name="P25"><text:span text:style-name="Default_20_Paragraph_20_Font"><text:span text:style-name="T1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1148d2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officeooo:rsid="0015ea67"/>
    </style:style>
    <style:style style:name="MT5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181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8"/><text:span text:style-name="MT4">MH24AB9898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EDA45686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5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meta:initial-creator>pranav</meta:initial-creator>
    <meta:creation-date>2017-07-14T07:26:00Z</meta:creation-date>
    <dc:date>2017-07-26T21:11:19.826598557</dc:date>
    <meta:editing-cycles>20</meta:editing-cycles>
    <meta:editing-duration>PT2H2M51S</meta:editing-duration>
    <meta:document-statistic meta:table-count="1" meta:image-count="2" meta:object-count="0" meta:page-count="2" meta:paragraph-count="187" meta:word-count="347" meta:character-count="1302" meta:non-whitespace-character-count="9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